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450" officeooo:paragraph-rsid="00191450"/>
    </style:style>
    <style:style style:name="P2" style:family="paragraph" style:parent-style-name="Standard">
      <style:text-properties officeooo:rsid="00191450" officeooo:paragraph-rsid="001aeb8d"/>
    </style:style>
    <style:style style:name="P3" style:family="paragraph" style:parent-style-name="Standard">
      <style:text-properties officeooo:rsid="00191450" officeooo:paragraph-rsid="001c15b1"/>
    </style:style>
    <style:style style:name="P4" style:family="paragraph" style:parent-style-name="Standard">
      <style:text-properties officeooo:rsid="001aeb8d" officeooo:paragraph-rsid="001aeb8d"/>
    </style:style>
    <style:style style:name="P5" style:family="paragraph" style:parent-style-name="Standard">
      <style:text-properties officeooo:rsid="001b9dfd" officeooo:paragraph-rsid="001b9dfd"/>
    </style:style>
    <style:style style:name="P6" style:family="paragraph" style:parent-style-name="Standard">
      <style:text-properties officeooo:rsid="001b9dfd" officeooo:paragraph-rsid="001c15b1"/>
    </style:style>
    <style:style style:name="P7" style:family="paragraph" style:parent-style-name="Standard">
      <style:text-properties officeooo:rsid="001b9dfd" officeooo:paragraph-rsid="001d9d4e"/>
    </style:style>
    <style:style style:name="P8" style:family="paragraph" style:parent-style-name="Standard">
      <style:text-properties officeooo:rsid="001d9d4e" officeooo:paragraph-rsid="001d9d4e"/>
    </style:style>
    <style:style style:name="T1" style:family="text">
      <style:text-properties officeooo:rsid="001aeb8d"/>
    </style:style>
    <style:style style:name="T2" style:family="text">
      <style:text-properties style:text-underline-style="solid" style:text-underline-width="auto" style:text-underline-color="font-color" officeooo:rsid="001aeb8d"/>
    </style:style>
    <style:style style:name="T3" style:family="text">
      <style:text-properties officeooo:rsid="001b9dfd"/>
    </style:style>
    <style:style style:name="T4" style:family="text">
      <style:text-properties officeooo:rsid="001c15b1"/>
    </style:style>
    <style:style style:name="T5" style:family="text">
      <style:text-properties officeooo:rsid="001d9d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both driver file (written in C++) and execution test program (written in C standard 99) attached to an student assignment <text:s/>university course «System programming» <text:s/></text:p>
      <text:p text:style-name="P1"/>
      <text:p text:style-name="P1">OS: Linux Ubuntu v. 18.04</text:p>
      <text:p text:style-name="P1">Kernel version: 4.15</text:p>
      <text:p text:style-name="P1">IDE: CLion 2019.2</text:p>
      <text:p text:style-name="P1"/>
      <text:p text:style-name="P2"><text:span text:style-name="T3">1.Linux t</text:span>erminal commands to generate a module file (.ko), to embed it into a kernel stuff of OS and to create a device-connected file also: </text:p>
      <text:p text:style-name="P2"><text:s text:c="6"/></text:p>
      <text:p text:style-name="P2"><text:span text:style-name="T3">1)</text:span> <text:span text:style-name="T1">M</text:span>ake a module file — <text:span text:style-name="T1">switch to your project folder and enter «make» command:</text:span></text:p>
      <text:p text:style-name="P2"/>
      <text:p text:style-name="P2"><text:span text:style-name="T1">make</text:span></text:p>
      <text:p text:style-name="P2"/>
      <text:p text:style-name="P2"><text:span text:style-name="T3">2) Embed the freshly generated module into OS kernel:</text:span></text:p>
      <text:p text:style-name="P2"/>
      <text:p text:style-name="P2"><text:span text:style-name="T2">as being eligible to act as a superuser </text:span><text:span text:style-name="T1">- insmod buffer.ko</text:span></text:p>
      <text:p text:style-name="P2"><text:span text:style-name="T2">as a non-priviliged user </text:span><text:span text:style-name="T1">— sudo insmod buffer.ko</text:span></text:p>
      <text:p text:style-name="P2"/>
      <text:p text:style-name="P2"><text:span text:style-name="T3">3) See what major number was assigned when embedding:</text:span></text:p>
      <text:p text:style-name="P2"/>
      <text:p text:style-name="P3"><text:span text:style-name="T1">dmesg | tail -20 </text:span></text:p>
      <text:p text:style-name="P3"/>
      <text:p text:style-name="P3"><text:span text:style-name="T4">(NOTE: use «dmesg» to track driver-related operations like registration, major number assignment, removal from OS kernel, error messages too) <text:s text:c="2"/></text:span></text:p>
      <text:p text:style-name="P2"/>
      <text:p text:style-name="P2"><text:span text:style-name="T3">4) Create a device file to be tested by reading and writing functions:</text:span></text:p>
      <text:p text:style-name="P2"/>
      <text:p text:style-name="P4">NOTE: instead 236, input a number which is valid since step 3 completed (that number may differ in particular applications)</text:p>
      <text:p text:style-name="P2"/>
      <text:p text:style-name="P4">(superuser) mknod /dev/buffer c 236 0 </text:p>
      <text:p text:style-name="P4">(others) sudo mknod /dev/buffer c 236 0 </text:p>
      <text:p text:style-name="P4"/>
      <text:p text:style-name="P4"><text:span text:style-name="T3">5)</text:span> Grant extended access on device file created in step 4:</text:p>
      <text:p text:style-name="P4"><text:s/></text:p>
      <text:p text:style-name="P4">(superuser) chmod 777 /dev/buffer</text:p>
      <text:p text:style-name="P4">(others) chmod 777 /dev/buffer </text:p>
      <text:p text:style-name="P4"/>
      <text:p text:style-name="P4"><text:span text:style-name="T3">6)</text:span> <text:span text:style-name="T3">Test writing to buffer:</text:span></text:p>
      <text:p text:style-name="P4"/>
      <text:p text:style-name="P4"><text:span text:style-name="T3">(you may push any alternative input, not just 5) </text:span>echo 5 &gt; /dev/buffer </text:p>
      <text:p text:style-name="P4"/>
      <text:p text:style-name="P5">7) If step 6 is ok, then try read what was just written:</text:p>
      <text:p text:style-name="P5"/>
      <text:p text:style-name="P5">cat /dev/buffer</text:p>
      <text:p text:style-name="P5"/>
      <text:p text:style-name="P5">8) In steps 6, 7 you are expected to have no error messages, if everything is correct you will see your input as an output once «cat» instruction is executed.</text:p>
      <text:p text:style-name="P5"/>
      <text:p text:style-name="P5"/>
      <text:p text:style-name="P5"/>
      <text:p text:style-name="P5"><text:soft-page-break/>2. To proceed with open/read/write testing, switch to a folder «tester.c» stored in. Afterwards please compile it </text:p>
      <text:p text:style-name="P5"/>
      <text:p text:style-name="P5">gcc tester.c -o <text:s/>tester</text:p>
      <text:p text:style-name="P5"/>
      <text:p text:style-name="P5">ahead of running by</text:p>
      <text:p text:style-name="P5"/>
      <text:p text:style-name="P5">./tester</text:p>
      <text:p text:style-name="P5"/>
      <text:p text:style-name="P5">Once device file gets accessed, you will be proposed to enter any text to write it to the buffer. Lets do that.</text:p>
      <text:p text:style-name="P6">Then, press «Enter» to see your input as a program output. If things <text:span text:style-name="T4">look</text:span> right, <text:span text:style-name="T4">execution finishes with return code 0.</text:span></text:p>
      <text:p text:style-name="P6"/>
      <text:p text:style-name="P6"><text:span text:style-name="T4">3. To reverse driver embedding / to remove the driver, switch back to driver folder, then enter command</text:span></text:p>
      <text:p text:style-name="P6"/>
      <text:p text:style-name="P6"><text:span text:style-name="T4">make clean </text:span></text:p>
      <text:p text:style-name="P6"/>
      <text:p text:style-name="P6"><text:span text:style-name="T4">If clean-up messages appear, the OS kernel does not have any longer the module embedded in step 2.</text:span></text:p>
      <text:p text:style-name="P6"/>
      <text:p text:style-name="P6"><text:span text:style-name="T4">NOTE: if you need to remove module due to some technical troubles, use this command:</text:span></text:p>
      <text:p text:style-name="P6"/>
      <text:p text:style-name="P7"><text:span text:style-name="T4">(buffer is just a sample, do remember to change this name if your module is given another one) </text:span></text:p>
      <text:p text:style-name="P7"/>
      <text:p text:style-name="P7"><text:span text:style-name="T5">(superuser) rmmod buffer <text:s/></text:span></text:p>
      <text:p text:style-name="P7"><text:span text:style-name="T5">(others) sudo rmmod buffer <text:s/></text:span></text:p>
      <text:p text:style-name="P6"/>
      <text:p text:style-name="P6"><text:span text:style-name="T4">NOTE: if you need to remove device file due to some technical troubles or failed operations, use this command: </text:span><text:s text:c="10"/></text:p>
      <text:p text:style-name="P5"/>
      <text:p text:style-name="P8">(superuser) rm /dev/buffer</text:p>
      <text:p text:style-name="P5"><text:span text:style-name="T5">(others) </text:span>sudo rm /dev/buffer</text:p>
      <text:p text:style-name="P5"/>
      <text:p text:style-name="P5"/>
      <text:p text:style-name="P5"/>
      <text:p text:style-name="P4"><text:s text:c="2"/></text:p>
      <text:p text:style-name="P2"/>
      <text:p text:style-name="P2"><text:s/></text:p>
      <text:p text:style-name="P1"><text:s text:c="4"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4:45:58.470139973</meta:creation-date>
    <dc:date>2019-12-24T15:42:54.999024599</dc:date>
    <meta:editing-duration>PT4M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437" meta:character-count="2579" meta:non-whitespace-character-count="2135"/>
  </office:meta>
</office:document-meta>
</file>